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71cm" fo:min-width="3.224cm" style:writing-mode="lr-tb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4.843cm" style:writing-mode="lr-tb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6.544cm" style:writing-mode="lr-tb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37cm" fo:min-width="5.851cm" style:writing-mode="lr-tb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71cm" fo:min-width="3.509cm" style:writing-mode="lr-tb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heads_20_3" draw:marker-end-width="0.3cm" draw:fill="none" draw:fill-color="#ffffff" draw:textarea-vertical-align="middle"/>
    </style:style>
    <style:style style:name="gr9" style:family="graphic" style:parent-style-name="objectwithoutfill">
      <style:graphic-properties svg:stroke-color="#000000" draw:marker-end="Arrowheads_20_4" draw:marker-end-width="0.3cm" draw:fill="none" draw:fill-color="#ffffff" draw:textarea-vertical-align="middle"/>
    </style:style>
    <style:style style:name="gr10" style:family="graphic" style:parent-style-name="objectwithoutfill">
      <style:graphic-properties svg:stroke-color="#000000" draw:marker-end="Arrowheads_20_5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000000" draw:marker-end="Arrowheads_20_6" draw:marker-end-width="0.3cm" draw:fill="none" draw:fill-color="#ffffff" draw:textarea-vertical-align="middle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871cm" fo:min-width="3.224cm" style:writing-mode="lr-tb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872cm" fo:min-width="4.082cm" style:writing-mode="lr-tb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3.557cm" style:writing-mode="lr-tb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81cm" fo:min-width="7.121cm" style:writing-mode="lr-tb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337cm" fo:min-width="4.897cm" style:writing-mode="lr-tb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298cm" style:writing-mode="lr-tb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291cm" fo:min-width="4.329cm" style:writing-mode="lr-tb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 style:writing-mode="lr-tb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151cm" fo:min-width="3.699cm" style:writing-mode="lr-tb"/>
      <style:paragraph-properties style:writing-mode="lr-tb"/>
    </style:style>
    <style:style style:name="gr21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24" style:family="graphic" style:parent-style-name="objectwithoutfill">
      <style:graphic-properties svg:stroke-color="#000000" draw:marker-end="Arrowheads_20_10" draw:marker-end-width="0.3cm" draw:fill="none" draw:fill-color="#ffffff" draw:textarea-vertical-align="middle"/>
    </style:style>
    <style:style style:name="gr25" style:family="graphic" style:parent-style-name="objectwithoutfill">
      <style:graphic-properties svg:stroke-color="#000000" draw:marker-end="Arrowheads_20_11" draw:marker-end-width="0.3cm" draw:fill="none" draw:fill-color="#ffffff" draw:textarea-vertical-align="middle"/>
    </style:style>
    <style:style style:name="gr26" style:family="graphic" style:parent-style-name="objectwithoutfill">
      <style:graphic-properties svg:stroke-color="#000000" draw:marker-end="Arrowheads_20_12" draw:marker-end-width="0.3cm" draw:fill="none" draw:fill-color="#ffffff" draw:textarea-vertical-align="middle"/>
    </style:style>
    <style:style style:name="gr27" style:family="graphic" style:parent-style-name="objectwithoutfill">
      <style:graphic-properties svg:stroke-color="#000000" draw:marker-end="Arrowheads_20_13" draw:marker-end-width="0.3cm" draw:fill="none" draw:fill-color="#ffffff" draw:textarea-vertical-align="middle"/>
    </style:style>
    <style:style style:name="gr28" style:family="graphic" style:parent-style-name="objectwithoutfill">
      <style:graphic-properties svg:stroke-color="#000000" draw:marker-end="Arrowheads_20_14" draw:marker-end-width="0.3cm" draw:fill="none" draw:fill-color="#ffffff" draw:textarea-vertical-align="middle"/>
    </style:style>
    <style:style style:name="gr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872cm" fo:min-width="4.941cm" style:writing-mode="lr-tb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4.897cm" style:writing-mode="lr-tb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2.59cm" style:writing-mode="lr-tb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2.834cm" style:writing-mode="lr-tb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951cm" fo:min-width="5.098cm" style:writing-mode="lr-tb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19cm" fo:min-width="4.941cm" style:writing-mode="lr-tb"/>
      <style:paragraph-properties style:writing-mode="lr-tb"/>
    </style:style>
    <style:style style:name="gr35" style:family="graphic" style:parent-style-name="objectwithoutfill">
      <style:graphic-properties svg:stroke-color="#000000" draw:marker-end="Arrowheads_20_16" draw:marker-end-width="0.3cm" draw:fill="none" draw:fill-color="#ffffff" draw:textarea-vertical-align="middle"/>
    </style:style>
    <style:style style:name="gr36" style:family="graphic" style:parent-style-name="objectwithoutfill">
      <style:graphic-properties svg:stroke-color="#000000" draw:marker-end="Arrowheads_20_17" draw:marker-end-width="0.3cm" draw:fill="none" draw:fill-color="#ffffff" draw:textarea-vertical-align="middle"/>
    </style:style>
    <style:style style:name="gr37" style:family="graphic" style:parent-style-name="objectwithoutfill">
      <style:graphic-properties svg:stroke-color="#000000" draw:marker-end="Arrowheads_20_18" draw:marker-end-width="0.3cm" draw:fill="none" draw:fill-color="#ffffff" draw:textarea-vertical-align="middle"/>
    </style:style>
    <style:style style:name="gr38" style:family="graphic" style:parent-style-name="objectwithoutfill">
      <style:graphic-properties svg:stroke-color="#000000" draw:marker-end="Arrowheads_20_21" draw:marker-end-width="0.3cm" draw:fill="none" draw:fill-color="#ffffff" draw:textarea-vertical-align="middle"/>
      <style:paragraph-properties style:writing-mode="lr-tb"/>
    </style:style>
    <style:style style:name="gr39" style:family="graphic" style:parent-style-name="objectwithoutfill">
      <style:graphic-properties svg:stroke-color="#000000" draw:marker-end="Arrowheads_20_28" draw:marker-end-width="0.3cm" draw:fill="none" draw:fill-color="#ffffff" draw:textarea-vertical-align="middle"/>
    </style:style>
    <style:style style:name="gr40" style:family="graphic" style:parent-style-name="objectwithoutfill">
      <style:graphic-properties svg:stroke-color="#000000" draw:fill="none" draw:fill-color="#ffffff" draw:textarea-vertical-align="middle"/>
    </style:style>
    <style:style style:name="gr41" style:family="graphic" style:parent-style-name="objectwithoutfill">
      <style:graphic-properties svg:stroke-color="#000000" draw:marker-end="Arrowheads_20_30" draw:marker-end-width="0.3cm" draw:fill="none" draw:fill-color="#ffffff" draw:textarea-vertical-align="middle"/>
      <style:paragraph-properties style:writing-mode="lr-tb"/>
    </style:style>
    <style:style style:name="gr42" style:family="graphic" style:parent-style-name="objectwithoutfill">
      <style:graphic-properties svg:stroke-color="#000000" draw:marker-end="Arrowheads_20_32" draw:marker-end-width="0.3cm" draw:fill="none" draw:fill-color="#ffffff" draw:textarea-vertical-align="middle"/>
      <style:paragraph-properties style:writing-mode="lr-tb"/>
    </style:style>
    <style:style style:name="gr43" style:family="graphic" style:parent-style-name="objectwithoutfill">
      <style:graphic-properties svg:stroke-color="#000000" draw:marker-end="Arrowheads_20_33" draw:marker-end-width="0.3cm" draw:fill="none" draw:fill-color="#ffffff" draw:textarea-vertical-align="middl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34" draw:marker-end-width="0.3cm" draw:fill="none" draw:fill-color="#ffffff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Yu Gothi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8cm" svg:height="1.587cm" svg:x="8.619cm" svg:y="1.635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6.985cm" svg:height="1.587cm" svg:x="7.191cm" svg:y="4.175cm">
          <text:p text:style-name="P1">A = get_int("a"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3" draw:id="id3" draw:layer="layout" svg:width="6.985cm" svg:height="1.587cm" svg:x="7.191cm" svg:y="6.715cm">
          <text:p text:style-name="P1">B = get_int("b"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4" draw:id="id4" draw:layer="layout" svg:width="9.208cm" svg:height="2.222cm" svg:x="6.079cm" svg:y="9.255cm">
          <text:p text:style-name="P1">result = piecewise_func(A, B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5" draw:id="id5" draw:layer="layout" svg:width="6.35cm" svg:height="2.223cm" svg:x="7.508cm" svg:y="12.43cm">
          <text:p text:style-name="P1">Вывод A, B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6" draw:id="id6" draw:layer="layout" svg:width="6.35cm" svg:height="2.223cm" svg:x="7.508cm" svg:y="15.605cm">
          <text:p text:style-name="P1">Вывод 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2" xml:id="id7" draw:id="id7" draw:layer="layout" svg:width="4.445cm" svg:height="1.587cm" svg:x="8.461cm" svg:y="18.78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10.683cm" svg:y1="3.222cm" svg:x2="10.683cm" svg:y2="4.175cm" draw:start-shape="id1" draw:start-glue-point="6" draw:end-shape="id2" draw:end-glue-point="0" svg:d="M10683 3222v953" svg:viewBox="0 0 1 954">
          <text:p/>
        </draw:connector>
        <draw:connector draw:style-name="gr7" draw:text-style-name="P3" draw:layer="layout" svg:x1="10.683cm" svg:y1="5.762cm" svg:x2="10.683cm" svg:y2="6.715cm" draw:start-shape="id2" draw:start-glue-point="2" draw:end-shape="id3" draw:end-glue-point="0" svg:d="M10683 5762v953" svg:viewBox="0 0 1 954">
          <text:p/>
        </draw:connector>
        <draw:connector draw:style-name="gr8" draw:text-style-name="P3" draw:layer="layout" svg:x1="10.683cm" svg:y1="8.302cm" svg:x2="10.683cm" svg:y2="9.255cm" draw:start-shape="id3" draw:start-glue-point="2" draw:end-shape="id4" draw:end-glue-point="0" svg:d="M10683 8302v953" svg:viewBox="0 0 1 954">
          <text:p/>
        </draw:connector>
        <draw:connector draw:style-name="gr9" draw:text-style-name="P3" draw:layer="layout" svg:x1="10.683cm" svg:y1="11.477cm" svg:x2="10.683cm" svg:y2="12.43cm" draw:start-shape="id4" draw:start-glue-point="2" draw:end-shape="id5" draw:end-glue-point="4" svg:d="M10683 11477v953" svg:viewBox="0 0 1 954">
          <text:p/>
        </draw:connector>
        <draw:connector draw:style-name="gr10" draw:text-style-name="P3" draw:layer="layout" svg:x1="10.683cm" svg:y1="14.522cm" svg:x2="10.683cm" svg:y2="15.605cm" draw:start-shape="id5" draw:start-glue-point="6" draw:end-shape="id6" draw:end-glue-point="4" svg:d="M10683 14522v1083" svg:viewBox="0 0 1 1084">
          <text:p/>
        </draw:connector>
        <draw:connector draw:style-name="gr11" draw:text-style-name="P3" draw:layer="layout" svg:x1="10.683cm" svg:y1="17.697cm" svg:x2="10.684cm" svg:y2="18.78cm" draw:start-shape="id6" draw:start-glue-point="6" draw:end-shape="id7" draw:end-glue-point="4" svg:d="M10683 17697v607h1v476" svg:viewBox="0 0 2 1084">
          <text:p/>
        </draw:connector>
      </draw:page>
      <draw:page draw:name="page2" draw:style-name="dp1" draw:master-page-name="Default">
        <draw:custom-shape draw:style-name="gr12" draw:text-style-name="P5" xml:id="id8" draw:id="id8" draw:layer="layout" svg:width="4.128cm" svg:height="1.587cm" svg:x="8.223cm" svg:y="2.27cm">
          <text:p text:style-name="P4">get_i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5" xml:id="id16" draw:id="id16" draw:layer="layout" svg:width="5.08cm" svg:height="1.588cm" svg:x="7.747cm" svg:y="24.494cm">
          <text:p text:style-name="P4"><text:span text:style-name="T1">Конец </text:span>get_i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9" draw:id="id9" draw:layer="layout" svg:width="6.667cm" svg:height="1.27cm" svg:x="6.954cm" svg:y="4.73cm">
          <text:p text:style-name="P1">Name: &amp;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2" xml:id="id11" draw:id="id11" draw:layer="layout" svg:width="7.62cm" svg:height="1.905cm" svg:x="6.477cm" svg:y="9.335cm">
          <text:p text:style-name="P1">Вывод "Enter {name}: 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2" xml:id="id12" draw:id="id12" draw:layer="layout" svg:width="5.397cm" svg:height="1.587cm" svg:x="7.589cm" svg:y="12.113cm">
          <text:p text:style-name="P1">Очистка буфера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xml:id="id10" draw:id="id10" draw:layer="layout" svg:width="7.62cm" svg:height="1.588cm" svg:x="6.477cm" svg:y="6.873cm">
          <text:p text:style-name="P1">Int: String = String::new(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xml:id="id13" draw:id="id13" draw:layer="layout" svg:width="7.937cm" svg:height="2.54cm" svg:x="6.319cm" svg:y="14.573cm">
          <text:p text:style-name="P1">Считывание данных в строку i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" xml:id="id14" draw:id="id14" draw:layer="layout" svg:width="5.715cm" svg:height="2.54cm" svg:x="7.43cm" svg:y="17.986cm">
          <text:p text:style-name="P1">Преобразование строки int в число int</text:p>
          <draw:enhanced-geometry svg:viewBox="0 0 21600 21600" draw:type="rectangle" draw:enhanced-path="M 0 0 L 21600 0 21600 21600 0 21600 0 0 Z N"/>
        </draw:custom-shape>
        <draw:custom-shape draw:style-name="gr20" draw:text-style-name="P2" xml:id="id15" draw:id="id15" draw:layer="layout" svg:width="6.668cm" svg:height="2.223cm" svg:x="6.953cm" svg:y="21.4cm">
          <text:p text:style-name="P1">Возврат in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1" draw:text-style-name="P3" draw:layer="layout" svg:x1="10.287cm" svg:y1="3.857cm" svg:x2="10.288cm" svg:y2="4.73cm" draw:start-shape="id8" draw:start-glue-point="6" draw:end-shape="id9" draw:end-glue-point="5" svg:d="M10287 3857v437h1v436" svg:viewBox="0 0 2 874">
          <text:p/>
        </draw:connector>
        <draw:connector draw:style-name="gr22" draw:text-style-name="P3" draw:layer="layout" svg:x1="10.288cm" svg:y1="6cm" svg:x2="10.287cm" svg:y2="6.873cm" draw:start-shape="id9" draw:start-glue-point="8" draw:end-shape="id10" draw:end-glue-point="5" svg:d="M10288 6000v437h-1v436" svg:viewBox="0 0 2 874">
          <text:p/>
        </draw:connector>
        <draw:connector draw:style-name="gr23" draw:text-style-name="P3" draw:layer="layout" svg:x1="10.287cm" svg:y1="8.461cm" svg:x2="10.287cm" svg:y2="9.335cm" draw:start-shape="id10" draw:start-glue-point="8" draw:end-shape="id11" draw:end-glue-point="4" svg:d="M10287 8461v874" svg:viewBox="0 0 1 875">
          <text:p/>
        </draw:connector>
        <draw:connector draw:style-name="gr24" draw:text-style-name="P3" draw:layer="layout" svg:x1="10.287cm" svg:y1="11.128cm" svg:x2="10.288cm" svg:y2="12.113cm" draw:start-shape="id11" draw:start-glue-point="6" draw:end-shape="id12" draw:end-glue-point="4" svg:d="M10287 11128v548h1v437" svg:viewBox="0 0 2 986">
          <text:p/>
        </draw:connector>
        <draw:connector draw:style-name="gr25" draw:text-style-name="P3" draw:layer="layout" svg:x1="10.288cm" svg:y1="13.7cm" svg:x2="10.288cm" svg:y2="14.573cm" draw:start-shape="id12" draw:start-glue-point="6" draw:end-shape="id13" draw:end-glue-point="5" svg:d="M10288 13700v873" svg:viewBox="0 0 1 874">
          <text:p/>
        </draw:connector>
        <draw:connector draw:style-name="gr26" draw:text-style-name="P3" draw:layer="layout" svg:x1="10.288cm" svg:y1="17.113cm" svg:x2="10.287cm" svg:y2="17.986cm" draw:start-shape="id13" draw:start-glue-point="8" draw:end-shape="id14" draw:end-glue-point="0" svg:d="M10288 17113v437h-1v436" svg:viewBox="0 0 2 874">
          <text:p/>
        </draw:connector>
        <draw:connector draw:style-name="gr27" draw:text-style-name="P3" draw:layer="layout" svg:x1="10.287cm" svg:y1="20.526cm" svg:x2="10.287cm" svg:y2="21.4cm" draw:start-shape="id14" draw:start-glue-point="2" draw:end-shape="id15" draw:end-glue-point="5" svg:d="M10287 20526v874" svg:viewBox="0 0 1 875">
          <text:p/>
        </draw:connector>
        <draw:connector draw:style-name="gr28" draw:text-style-name="P3" draw:layer="layout" svg:x1="10.287cm" svg:y1="23.623cm" svg:x2="10.287cm" svg:y2="24.494cm" draw:start-shape="id15" draw:start-glue-point="8" draw:end-shape="id16" draw:end-glue-point="4" svg:d="M10287 23623v871" svg:viewBox="0 0 1 872">
          <text:p/>
        </draw:connector>
      </draw:page>
      <draw:page draw:name="page3" draw:style-name="dp1" draw:master-page-name="Default">
        <draw:custom-shape draw:style-name="gr29" draw:text-style-name="P5" xml:id="id17" draw:id="id17" draw:layer="layout" svg:width="6.033cm" svg:height="1.588cm" svg:x="7.35cm" svg:y="1.635cm">
          <text:p text:style-name="P4">piecewise_func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" xml:id="id19" draw:id="id19" draw:layer="layout" svg:width="5.397cm" svg:height="1.588cm" svg:x="1.952cm" svg:y="7.985cm">
          <text:p text:style-name="P1">Сравнение(a, b)</text:p>
          <draw:enhanced-geometry svg:viewBox="0 0 21600 21600" draw:type="rectangle" draw:enhanced-path="M 0 0 L 21600 0 21600 21600 0 21600 0 0 Z N"/>
        </draw:custom-shape>
        <draw:custom-shape draw:style-name="gr31" draw:text-style-name="P2" xml:id="id18" draw:id="id18" draw:layer="layout" svg:width="5.08cm" svg:height="2.222cm" svg:x="7.985cm" svg:y="4.175cm">
          <text:p text:style-name="P1">a: f64</text:p>
          <text:p text:style-name="P1">b: f64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2" draw:text-style-name="P2" xml:id="id20" draw:id="id20" draw:layer="layout" svg:width="6.667cm" svg:height="1.905cm" svg:x="1.317cm" svg:y="10.842cm">
          <text:p text:style-name="P1">Больше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2" xml:id="id21" draw:id="id21" draw:layer="layout" svg:width="6.667cm" svg:height="1.905cm" svg:x="1.317cm" svg:y="13.86cm">
          <text:p text:style-name="P1">Рав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2" xml:id="id27" draw:id="id27" draw:layer="layout" svg:width="6.667cm" svg:height="1.905cm" svg:x="1.317cm" svg:y="16.875cm">
          <text:p text:style-name="P1">Меньше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3" draw:text-style-name="P2" xml:id="id23" draw:id="id23" draw:layer="layout" svg:width="8.89cm" svg:height="1.905cm" svg:x="9.89cm" svg:y="10.842cm">
          <text:p text:style-name="P1">Вернуть</text:p>
          <text:p text:style-name="P1">(a + b).powf(a - b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2" xml:id="id25" draw:id="id25" draw:layer="layout" svg:width="8.89cm" svg:height="1.905cm" svg:x="9.89cm" svg:y="13.817cm">
          <text:p text:style-name="P1">Вернуть</text:p>
          <text:p text:style-name="P1">a * a - b.powf(a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2" xml:id="id26" draw:id="id26" draw:layer="layout" svg:width="8.89cm" svg:height="1.905cm" svg:x="9.89cm" svg:y="16.875cm">
          <text:p text:style-name="P1">Вернуть</text:p>
          <text:p text:style-name="P1">(PI + a).sin() /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5" xml:id="id22" draw:id="id22" draw:layer="layout" svg:width="6.033cm" svg:height="2.223cm" svg:x="7.032cm" svg:y="20.684cm">
          <text:p text:style-name="P4">Конец piecewise_func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5" draw:text-style-name="P3" draw:layer="layout" svg:x1="10.367cm" svg:y1="3.223cm" svg:x2="10.525cm" svg:y2="4.175cm" draw:start-shape="id17" draw:start-glue-point="6" draw:end-shape="id18" draw:end-glue-point="5" svg:d="M10367 3223v477h158v475" svg:viewBox="0 0 159 953">
          <text:p/>
        </draw:connector>
        <draw:connector draw:style-name="gr36" draw:text-style-name="P3" draw:layer="layout" svg:x1="10.525cm" svg:y1="6.397cm" svg:x2="4.65cm" svg:y2="7.985cm" draw:start-shape="id18" draw:start-glue-point="8" draw:end-shape="id19" draw:end-glue-point="0" svg:d="M10525 6397v795h-5875v793" svg:viewBox="0 0 5876 1589">
          <text:p/>
        </draw:connector>
        <draw:connector draw:style-name="gr37" draw:text-style-name="P3" draw:layer="layout" svg:x1="4.65cm" svg:y1="9.573cm" svg:x2="4.651cm" svg:y2="10.842cm" draw:start-shape="id19" draw:start-glue-point="2" draw:end-shape="id20" draw:end-glue-point="4" svg:d="M4650 9573v634h1v635" svg:viewBox="0 0 2 1270">
          <text:p/>
        </draw:connector>
        <draw:connector draw:style-name="gr38" draw:text-style-name="P3" draw:layer="layout" svg:x1="4.651cm" svg:y1="12.747cm" svg:x2="4.651cm" svg:y2="13.86cm" draw:start-shape="id20" draw:start-glue-point="6" draw:end-shape="id21" draw:end-glue-point="4" svg:d="M4651 12747v1113" svg:viewBox="0 0 1 1114">
          <text:p text:style-name="P1">Нет</text:p>
        </draw:connector>
        <draw:connector draw:style-name="gr39" draw:text-style-name="P3" xml:id="id24" draw:id="id24" draw:layer="layout" draw:line-skew="3.763cm" svg:x1="19.928cm" svg:y1="11.756cm" svg:x2="10.049cm" svg:y2="20.684cm" draw:end-shape="id22" draw:end-glue-point="4" svg:d="M19928 11756v7976h-9879v952" svg:viewBox="0 0 9880 8929">
          <text:p/>
        </draw:connector>
        <draw:connector draw:style-name="gr40" draw:text-style-name="P3" draw:layer="layout" draw:type="line" svg:x1="17.669cm" svg:y1="11.795cm" svg:x2="19.928cm" svg:y2="11.756cm" draw:start-shape="id23" draw:start-glue-point="6" draw:end-shape="id24" draw:end-glue-point="2" svg:d="M17669 11795l2259-39" svg:viewBox="0 0 2260 40">
          <text:p/>
        </draw:connector>
        <draw:connector draw:style-name="gr40" draw:text-style-name="P3" draw:layer="layout" draw:type="line" svg:x1="17.669cm" svg:y1="14.77cm" svg:x2="19.928cm" svg:y2="14.77cm" draw:start-shape="id25" draw:start-glue-point="6" svg:d="M17669 14770h2259" svg:viewBox="0 0 2260 1">
          <text:p/>
        </draw:connector>
        <draw:connector draw:style-name="gr40" draw:text-style-name="P3" draw:layer="layout" draw:type="line" svg:x1="17.669cm" svg:y1="17.828cm" svg:x2="19.894cm" svg:y2="17.818cm" draw:start-shape="id26" draw:start-glue-point="6" svg:d="M17669 17828l2225-10" svg:viewBox="0 0 2226 11">
          <text:p/>
        </draw:connector>
        <draw:connector draw:style-name="gr41" draw:text-style-name="P3" draw:layer="layout" draw:type="line" svg:x1="7.984cm" svg:y1="14.813cm" svg:x2="11.001cm" svg:y2="14.77cm" draw:start-shape="id21" draw:start-glue-point="7" draw:end-shape="id25" draw:end-glue-point="9" svg:d="M7984 14813l3017-43" svg:viewBox="0 0 3018 44">
          <text:p text:style-name="P1">Да</text:p>
        </draw:connector>
        <draw:connector draw:style-name="gr42" draw:text-style-name="P3" draw:layer="layout" draw:type="line" svg:x1="4.651cm" svg:y1="15.765cm" svg:x2="4.651cm" svg:y2="16.875cm" draw:start-shape="id21" draw:start-glue-point="6" draw:end-shape="id27" draw:end-glue-point="4" svg:d="M4651 15765v1110" svg:viewBox="0 0 1 1111">
          <text:p text:style-name="P1">Нет</text:p>
        </draw:connector>
        <draw:connector draw:style-name="gr43" draw:text-style-name="P3" draw:layer="layout" draw:type="line" svg:x1="7.984cm" svg:y1="11.795cm" svg:x2="11.001cm" svg:y2="11.795cm" draw:start-shape="id20" draw:start-glue-point="7" draw:end-shape="id23" draw:end-glue-point="9" svg:d="M7984 11795h3017" svg:viewBox="0 0 3018 1">
          <text:p text:style-name="P1">Да</text:p>
        </draw:connector>
        <draw:connector draw:style-name="gr44" draw:text-style-name="P3" draw:layer="layout" draw:type="line" svg:x1="7.984cm" svg:y1="17.828cm" svg:x2="11.001cm" svg:y2="17.828cm" draw:start-shape="id27" draw:start-glue-point="7" draw:end-shape="id26" draw:end-glue-point="9" svg:d="M7984 17828h3017" svg:viewBox="0 0 3018 1">
          <text:p text:style-name="P1">Да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7T13:07:57.269000000</meta:creation-date>
    <dc:date>2023-07-17T13:38:25.954000000</dc:date>
    <meta:editing-duration>PT30M28S</meta:editing-duration>
    <meta:editing-cycles>3</meta:editing-cycles>
    <meta:generator>LibreOffice/7.5.4.2$Windows_X86_64 LibreOffice_project/36ccfdc35048b057fd9854c757a8b67ec53977b6</meta:generator>
    <meta:document-statistic meta:object-count="52"/>
  </office:meta>
</office:document-meta>
</file>